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/>
      <style:text-properties style:font-name="Consolas" fo:font-size="10pt" style:font-size-asian="10pt" style:font-name-complex="Consolas1" style:font-size-complex="10pt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2">
      <style:paragraph-properties fo:margin-left="0.5in" fo:margin-right="0in" fo:text-indent="0in" style:auto-text-indent="false"/>
    </style:style>
    <style:style style:name="T1" style:family="text">
      <style:text-properties fo:color="#000000" style:font-name="Consolas" fo:font-size="10pt" style:font-size-asian="10pt" style:font-name-complex="Consolas1" style:font-size-complex="10pt"/>
    </style:style>
    <style:style style:name="T2" style:family="text">
      <style:text-properties style:font-name="Consolas" fo:font-size="10pt" style:font-size-asian="10pt" style:font-name-complex="Consolas1" style:font-size-complex="10pt"/>
    </style:style>
    <style:style style:name="T3" style:family="text">
      <style:text-properties fo:color="#00c87d" style:font-name="Consolas" fo:font-size="10pt" style:font-size-asian="10pt" style:font-name-complex="Consolas1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 the common starting block:</text:p>
      <text:list xml:id="list6363869166599140343" text:style-name="WWNum2">
        <text:list-item>
          <text:p text:style-name="P5">Three comments – your name, the date, a program description</text:p>
        </text:list-item>
        <text:list-item>
          <text:p text:style-name="P5">Include the &lt;iostream&gt; library (#include &lt;iostream&gt;)</text:p>
        </text:list-item>
        <text:list-item>
          <text:p text:style-name="P5">Set the namespace to standard (using namespace std;)</text:p>
        </text:list-item>
      </text:list>
      <text:p text:style-name="Standard">Create a main()</text:p>
      <text:p text:style-name="Standard">Inside main:</text:p>
      <text:list xml:id="list8213979961209258174" text:style-name="WWNum1">
        <text:list-item>
          <text:p text:style-name="P4">Declare two integer variables and two double variables</text:p>
        </text:list-item>
        <text:list-item>
          <text:p text:style-name="P4">Using cout, display two lines that allows the user to enter in the two integer values on the same line as the prompt.</text:p>
        </text:list-item>
        <text:list-item>
          <text:p text:style-name="P4">Using cout, display two lines that allows the user to enter in the two double values on the same line as the prompt.</text:p>
        </text:list-item>
        <text:list-item>
          <text:p text:style-name="P4">Using multiple cout statements, display the result of adding, subtracting, multiplying, dividing and moding the two integer values. <text:s/>You MUST repeat the entered values on each line.</text:p>
        </text:list-item>
        <text:list-item>
          <text:p text:style-name="P4">Using multiple cout statements, display the result of adding, subtracting, multiplying, and dividing the two double values. You MUST repeat the entered values on each line.</text:p>
        </text:list-item>
        <text:list-item>
          <text:p text:style-name="P4">Make sure that there is a title before each of the two outputs and there are blank lines between the input section and the two output sections.</text:p>
        </text:list-item>
        <text:list-item>
          <text:p text:style-name="P4">Comment your code.</text:p>
        </text:list-item>
      </text:list>
      <text:p text:style-name="Standard">Submit the .cpp file in Canvas</text:p>
      <text:p text:style-name="Standard"/>
      <text:p text:style-name="Standard">Screen Shot:</text:p>
      <text:p text:style-name="P1"><text:span text:style-name="T1">Input integer value 1: </text:span><text:span text:style-name="T3">5</text:span></text:p>
      <text:p text:style-name="P1"><text:span text:style-name="T1">Input integer value 2: </text:span><text:span text:style-name="T3">2</text:span></text:p>
      <text:p text:style-name="P1"><text:span text:style-name="T1">Input double value 1: </text:span><text:span text:style-name="T3">5.25</text:span></text:p>
      <text:p text:style-name="P1"><text:span text:style-name="T1">Input double value 2: </text:span><text:span text:style-name="T3">3.14</text:span></text:p>
      <text:p text:style-name="P2"/>
      <text:p text:style-name="P1"><text:span text:style-name="T1">Integer output:</text:span></text:p>
      <text:p text:style-name="P1"><text:span text:style-name="T1">Adding 5 and 2 = 7</text:span></text:p>
      <text:p text:style-name="P1"><text:span text:style-name="T1">Subtracting 5 and 2 = 3</text:span></text:p>
      <text:p text:style-name="P1"><text:span text:style-name="T1">Multiplying 5 and 2 = 10</text:span></text:p>
      <text:p text:style-name="P1"><text:span text:style-name="T1">Dividing 5 and 2 = 2</text:span></text:p>
      <text:p text:style-name="P1"><text:span text:style-name="T1">Moding 5 and 2 = 1</text:span></text:p>
      <text:p text:style-name="P2"/>
      <text:p text:style-name="P1"><text:span text:style-name="T1">Double output:</text:span></text:p>
      <text:p text:style-name="P1"><text:span text:style-name="T1">Adding 5.25 and 3.14 = 8.39</text:span></text:p>
      <text:p text:style-name="P1"><text:span text:style-name="T1">Subtracting 5.25 and 3.14 = 2.11</text:span></text:p>
      <text:p text:style-name="P1"><text:span text:style-name="T1">Multiplying 5.25 and 3.14 = 16.49</text:span></text:p>
      <text:p text:style-name="Standard"><text:span text:style-name="T1">Dividing 5.25 and 3.14 = 1.6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Copyright © 2020 – Howard Community College All rights reserved; Unauthorized duplication prohibited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H322-INS1U</meta:initial-creator>
    <dc:creator>William Lieberman</dc:creator>
    <meta:editing-cycles>5</meta:editing-cycles>
    <meta:creation-date>2019-02-11T19:17:00</meta:creation-date>
    <dc:date>2020-07-28T20:53:00</dc:date>
    <meta:editing-duration>P0D</meta:editing-duration>
    <meta:generator>OpenOffice/4.1.7$Win32 OpenOffice.org_project/417m1$Build-9800</meta:generator>
    <meta:document-statistic meta:table-count="0" meta:image-count="0" meta:object-count="0" meta:page-count="1" meta:paragraph-count="31" meta:word-count="280" meta:character-count="1536"/>
    <meta:user-defined meta:name="AppVersion">16.0000</meta:user-defined>
    <meta:user-defined meta:name="Company">HC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